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Tahoma, Verdana"/>
    <style:font-face style:name="Helvetica" svg:font-family="Helvetica, Arial, FreeSans, sans-serif"/>
    <style:font-face style:name="Linux Libertine" svg:font-family="'Linux Libertine', Georgia, Times, serif"/>
    <style:font-face style:name="Lohit Hindi1" svg:font-family="'Lohit Hindi'"/>
    <style:font-face style:name="Lucida Grande" svg:font-family="'Lucida Grande', Arial, 'Helvetica Neue', sans-serif"/>
    <style:font-face style:name="Open Sans" svg:font-family="'Open Sans', 'Helvetica Neue', Helvetica, Arial, sans-serif"/>
    <style:font-face style:name="OpenSymbol" svg:font-family="OpenSymbol"/>
    <style:font-face style:name="Roboto" svg:font-family="Roboto, 'Helvetica Neue', Helvetica, sans-serif"/>
    <style:font-face style:name="Times New Roman1" svg:font-family="'Times New Roman'"/>
    <style:font-face style:name="Trebuchet MS" svg:font-family="'Trebuchet MS'"/>
    <style:font-face style:name="Verdana" svg:font-family="Verdana, Arial, Helvetica, sans-serif"/>
    <style:font-face style:name="arial" svg:font-family="arial"/>
    <style:font-face style:name="monospace" svg:font-family="monospace, monospace"/>
    <style:font-face style:name="sans-serif" svg:font-family="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7cm" table:align="center" fo:background-color="#bdbdbd">
        <style:background-image/>
      </style:table-properties>
    </style:style>
    <style:style style:name="Tabla1.A" style:family="table-column">
      <style:table-column-properties style:column-width="2.478cm"/>
    </style:style>
    <style:style style:name="Tabla1.B" style:family="table-column">
      <style:table-column-properties style:column-width="14.522cm"/>
    </style:style>
    <style:style style:name="Tabla1.A1" style:family="table-cell">
      <style:table-cell-properties style:vertical-align="middle" fo:padding="0.37cm" fo:border-left="0.75pt solid #808080" fo:border-right="none" fo:border-top="0.75pt solid #808080" fo:border-bottom="0.05pt solid #808080"/>
    </style:style>
    <style:style style:name="Tabla1.B1" style:family="table-cell">
      <style:table-cell-properties style:vertical-align="middle" fo:padding="0.37cm" fo:border-left="0.05pt solid #808080" fo:border-right="0.75pt solid #808080" fo:border-top="0.75pt solid #808080" fo:border-bottom="0.05pt solid #808080"/>
    </style:style>
    <style:style style:name="Tabla1.A2" style:family="table-cell">
      <style:table-cell-properties style:vertical-align="middle" fo:padding="0.37cm" fo:border-left="0.75pt solid #808080" fo:border-right="none" fo:border-top="none" fo:border-bottom="0.05pt solid #808080"/>
    </style:style>
    <style:style style:name="Tabla1.B2" style:family="table-cell">
      <style:table-cell-properties style:vertical-align="middle" fo:padding="0.37cm" fo:border-left="0.05pt solid #808080" fo:border-right="0.75pt solid #808080" fo:border-top="none" fo:border-bottom="0.05pt solid #808080"/>
    </style:style>
    <style:style style:name="Tabla1.A4" style:family="table-cell">
      <style:table-cell-properties style:vertical-align="middle" fo:padding="0.37cm" fo:border-left="0.75pt solid #808080" fo:border-right="none" fo:border-top="none" fo:border-bottom="0.75pt solid #808080"/>
    </style:style>
    <style:style style:name="Tabla1.B4" style:family="table-cell">
      <style:table-cell-properties style:vertical-align="middle" fo:padding="0.37cm" fo:border-left="0.05pt solid #808080" fo:border-right="0.75pt solid #808080" fo:border-top="none" fo:border-bottom="0.75pt solid #808080"/>
    </style:style>
    <style:style style:name="Tabla2" style:family="table">
      <style:table-properties style:width="17cm" table:align="center" fo:background-color="#bdbdbd">
        <style:background-image/>
      </style:table-properties>
    </style:style>
    <style:style style:name="Tabla2.A" style:family="table-column">
      <style:table-column-properties style:column-width="3.284cm"/>
    </style:style>
    <style:style style:name="Tabla2.B" style:family="table-column">
      <style:table-column-properties style:column-width="13.716cm"/>
    </style:style>
    <style:style style:name="Tabla2.A1" style:family="table-cell">
      <style:table-cell-properties style:vertical-align="middle" fo:padding="0.37cm" fo:border-left="0.75pt solid #808080" fo:border-right="none" fo:border-top="0.75pt solid #808080" fo:border-bottom="0.05pt solid #808080"/>
    </style:style>
    <style:style style:name="Tabla2.B1" style:family="table-cell">
      <style:table-cell-properties style:vertical-align="middle" fo:padding="0.37cm" fo:border-left="0.05pt solid #808080" fo:border-right="0.75pt solid #808080" fo:border-top="0.75pt solid #808080" fo:border-bottom="0.05pt solid #808080"/>
    </style:style>
    <style:style style:name="Tabla2.A2" style:family="table-cell">
      <style:table-cell-properties style:vertical-align="middle" fo:padding="0.37cm" fo:border-left="0.75pt solid #808080" fo:border-right="none" fo:border-top="none" fo:border-bottom="0.05pt solid #808080"/>
    </style:style>
    <style:style style:name="Tabla2.B2" style:family="table-cell">
      <style:table-cell-properties style:vertical-align="middle" fo:padding="0.37cm" fo:border-left="0.05pt solid #808080" fo:border-right="0.75pt solid #808080" fo:border-top="none" fo:border-bottom="0.05pt solid #808080"/>
    </style:style>
    <style:style style:name="Tabla2.A3" style:family="table-cell">
      <style:table-cell-properties style:vertical-align="middle" fo:padding="0.37cm" fo:border-left="0.75pt solid #808080" fo:border-right="none" fo:border-top="none" fo:border-bottom="0.75pt solid #808080"/>
    </style:style>
    <style:style style:name="Tabla2.B3" style:family="table-cell">
      <style:table-cell-properties style:vertical-align="middle" fo:padding="0.37cm" fo:border-left="0.05pt solid #808080" fo:border-right="0.75pt solid #808080" fo:border-top="none" fo:border-bottom="0.75pt solid #808080"/>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Standard">
      <style:text-properties fo:font-variant="normal" fo:text-transform="none" fo:color="#555555" style:font-name="Arial1" fo:font-size="9pt" fo:letter-spacing="normal" fo:font-style="normal" fo:font-weight="normal"/>
    </style:style>
    <style:style style:name="P5" style:family="paragraph" style:parent-style-name="Standard">
      <style:text-properties fo:font-variant="normal" fo:text-transform="none" fo:color="#333333" style:font-name="Lucida Grande" fo:font-size="10.5pt" fo:letter-spacing="normal" fo:font-style="normal" fo:font-weight="normal"/>
    </style:style>
    <style:style style:name="P6" style:family="paragraph" style:parent-style-name="Standard">
      <style:paragraph-properties fo:margin-top="0cm" fo:margin-bottom="0.499cm"/>
    </style:style>
    <style:style style:name="P7" style:family="paragraph" style:parent-style-name="Text_20_body">
      <style:paragraph-properties fo:margin-left="0cm" fo:margin-right="0cm" fo:margin-top="0cm" fo:margin-bottom="0cm" style:line-height-at-least="0.635cm" fo:text-align="start" style:justify-single-word="false" fo:widows="1" fo:text-indent="0cm" style:auto-text-indent="false" fo:padding="0cm" fo:border="none"/>
    </style:style>
    <style:style style:name="P8" style:family="paragraph" style:parent-style-name="Text_20_body">
      <style:paragraph-properties fo:margin-left="0cm" fo:margin-right="0cm" fo:margin-top="0cm" fo:margin-bottom="0cm" style:line-height-at-least="0.635cm" fo:text-align="start" style:justify-single-word="false" fo:widows="1" fo:text-indent="0cm" style:auto-text-indent="false" fo:padding="0cm" fo:border="none"/>
      <style:text-properties fo:font-variant="normal" fo:text-transform="none" fo:color="#333333" style:font-name="Lucida Grande" fo:font-size="10.5pt" fo:letter-spacing="normal" fo:font-style="normal" fo:font-weight="normal"/>
    </style:style>
    <style:style style:name="P9" style:family="paragraph" style:parent-style-name="Text_20_body">
      <style:paragraph-properties fo:margin-left="0cm" fo:margin-right="0cm" fo:margin-top="0cm" fo:margin-bottom="0cm" style:line-height-at-least="0.635cm" fo:text-align="start" style:justify-single-word="false" fo:widows="1" fo:text-indent="0cm" style:auto-text-indent="false" fo:padding="0cm" fo:border="none"/>
      <style:text-properties fo:font-variant="normal" fo:text-transform="none" fo:color="#333333" style:font-name="Lucida Grande" fo:font-size="10.5pt" fo:letter-spacing="normal" fo:font-style="normal" fo:font-weight="normal" fo:background-color="#ffff00"/>
    </style:style>
    <style:style style:name="P10" style:family="paragraph" style:parent-style-name="Text_20_body">
      <style:paragraph-properties fo:margin-left="0cm" fo:margin-right="0cm" fo:margin-top="0.529cm" fo:margin-bottom="0cm" style:line-height-at-least="0.635cm" fo:text-align="start" style:justify-single-word="false" fo:widows="1" fo:text-indent="0cm" style:auto-text-indent="false"/>
      <style:text-properties fo:font-variant="normal" fo:text-transform="none" fo:color="#333333" style:font-name="Lucida Grande" fo:font-size="10.5pt" fo:letter-spacing="normal" fo:font-style="normal" fo:font-weight="normal"/>
    </style:style>
    <style:style style:name="P11" style:family="paragraph" style:parent-style-name="Text_20_body">
      <style:paragraph-properties fo:margin-left="0cm" fo:margin-right="0.318cm" fo:margin-top="0.423cm" fo:margin-bottom="0.423cm" style:line-height-at-least="1.217cm" fo:text-align="center" style:justify-single-word="false" fo:widows="1" fo:text-indent="0cm" style:auto-text-indent="false" fo:padding="0cm" fo:border="none"/>
    </style:style>
    <style:style style:name="P12" style:family="paragraph" style:parent-style-name="Text_20_body">
      <style:paragraph-properties fo:margin-left="0cm" fo:margin-right="0.318cm" fo:margin-top="0cm" fo:margin-bottom="0cm" style:line-height-at-least="1.217cm" fo:text-align="center" style:justify-single-word="false" fo:text-indent="0cm" style:auto-text-indent="false"/>
    </style:style>
    <style:style style:name="P13" style:family="paragraph" style:parent-style-name="Standard" style:list-style-name="L1"/>
    <style:style style:name="P14" style:family="paragraph" style:parent-style-name="Standard">
      <style:text-properties fo:font-weight="bold" style:font-weight-asian="bold" style:font-weight-complex="bold"/>
    </style:style>
    <style:style style:name="P15" style:family="paragraph" style:parent-style-name="Standard" style:list-style-name="L1">
      <style:text-properties fo:font-weight="bold" style:font-weight-asian="bold" style:font-weight-complex="bold"/>
    </style:style>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8"/>
    <style:style style:name="P21" style:family="paragraph" style:parent-style-name="Standard" style:list-style-name="L9"/>
    <style:style style:name="P22" style:family="paragraph" style:parent-style-name="Standard" style:list-style-name="L10"/>
    <style:style style:name="P23" style:family="paragraph" style:parent-style-name="Standard" style:list-style-name="L11"/>
    <style:style style:name="P24" style:family="paragraph" style:parent-style-name="Standard" style:list-style-name="L12"/>
    <style:style style:name="P25" style:family="paragraph" style:parent-style-name="Standard" style:list-style-name="L13"/>
    <style:style style:name="P26" style:family="paragraph" style:parent-style-name="Standard" style:list-style-name="L14"/>
    <style:style style:name="P27" style:family="paragraph" style:parent-style-name="Standard" style:list-style-name="L15"/>
    <style:style style:name="P28" style:family="paragraph" style:parent-style-name="Standard" style:list-style-name="L16"/>
    <style:style style:name="P29" style:family="paragraph" style:parent-style-name="Standard" style:list-style-name="L17"/>
    <style:style style:name="P30" style:family="paragraph" style:parent-style-name="Standard">
      <style:text-properties fo:font-variant="normal" fo:text-transform="none" fo:color="#252525" style:font-name="sans-serif" fo:font-size="10.5pt" fo:letter-spacing="normal" fo:font-style="normal" fo:font-weight="normal"/>
    </style:style>
    <style:style style:name="P31" style:family="paragraph" style:parent-style-name="Standard" style:list-style-name="L18"/>
    <style:style style:name="P32" style:family="paragraph" style:parent-style-name="Standard" style:list-style-name="L19"/>
    <style:style style:name="P33" style:family="paragraph" style:parent-style-name="Standard">
      <style:paragraph-properties fo:margin-left="0cm" fo:margin-right="0cm" fo:margin-top="0cm" fo:margin-bottom="0.499cm" fo:widows="1" fo:text-indent="0cm" style:auto-text-indent="false"/>
      <style:text-properties fo:font-variant="normal" fo:text-transform="none" fo:color="#000000" style:font-name="arial" fo:font-size="10pt" fo:letter-spacing="normal" fo:font-style="normal" fo:font-weight="normal"/>
    </style:style>
    <style:style style:name="P34" style:family="paragraph" style:parent-style-name="Text_20_body">
      <style:text-properties fo:font-variant="normal" fo:text-transform="none" fo:color="#212121" style:font-name="Roboto" fo:font-size="9.75pt" fo:letter-spacing="normal" fo:font-style="normal" fo:font-weight="normal"/>
    </style:style>
    <style:style style:name="P35" style:family="paragraph" style:parent-style-name="Text_20_body" style:list-style-name="L6">
      <style:paragraph-properties fo:margin-left="0cm" fo:margin-right="0cm" fo:margin-top="0cm" fo:margin-bottom="0cm" style:line-height-at-least="0.635cm" fo:text-align="start" style:justify-single-word="false" fo:widows="1" fo:text-indent="0cm" style:auto-text-indent="false" fo:padding="0cm" fo:border="none"/>
    </style:style>
    <style:style style:name="P36" style:family="paragraph" style:parent-style-name="Text_20_body" style:list-style-name="L7">
      <style:paragraph-properties fo:margin-left="0cm" fo:margin-right="0cm" fo:margin-top="0cm" fo:margin-bottom="0cm" style:line-height-at-least="0.635cm" fo:text-align="start" style:justify-single-word="false" fo:widows="1" fo:text-indent="0cm" style:auto-text-indent="false" fo:padding="0cm" fo:border="none"/>
    </style:style>
    <style:style style:name="P37" style:family="paragraph" style:parent-style-name="Text_20_body" style:list-style-name="L23">
      <style:paragraph-properties fo:margin-left="0cm" fo:margin-right="0cm" fo:widows="1" fo:text-indent="0cm" style:auto-text-indent="false"/>
    </style:style>
    <style:style style:name="P38" style:family="paragraph" style:parent-style-name="Text_20_body" style:list-style-name="L20">
      <style:paragraph-properties fo:margin-top="0cm" fo:margin-bottom="0cm" fo:widows="1"/>
      <style:text-properties fo:font-variant="normal" fo:text-transform="none" fo:color="#000000" style:font-name="arial" fo:font-size="10pt" fo:letter-spacing="normal" fo:font-style="normal" fo:font-weight="normal"/>
    </style:style>
    <style:style style:name="P39" style:family="paragraph" style:parent-style-name="Text_20_body" style:list-style-name="L21">
      <style:paragraph-properties fo:margin-top="0cm" fo:margin-bottom="0cm" fo:widows="1"/>
      <style:text-properties fo:font-variant="normal" fo:text-transform="none" fo:color="#000000" style:font-name="arial" fo:font-size="10pt" fo:letter-spacing="normal" fo:font-style="normal" fo:font-weight="normal"/>
    </style:style>
    <style:style style:name="P40" style:family="paragraph" style:parent-style-name="Text_20_body" style:list-style-name="L22">
      <style:paragraph-properties fo:margin-top="0cm" fo:margin-bottom="0cm" fo:widows="1"/>
      <style:text-properties fo:font-variant="normal" fo:text-transform="none" fo:color="#000000" style:font-name="arial" fo:font-size="10pt" fo:letter-spacing="normal" fo:font-style="normal" fo:font-weight="normal"/>
    </style:style>
    <style:style style:name="P41" style:family="paragraph" style:parent-style-name="Table_20_Contents">
      <style:paragraph-properties fo:text-align="center" style:justify-single-word="false"/>
      <style:text-properties fo:font-weight="bold"/>
    </style:style>
    <style:style style:name="P42" style:family="paragraph" style:parent-style-name="Table_20_Contents">
      <style:paragraph-properties fo:margin-top="0cm" fo:margin-bottom="0.079cm" fo:text-align="center" style:justify-single-word="false"/>
      <style:text-properties fo:font-weight="bold"/>
    </style:style>
    <style:style style:name="P43" style:family="paragraph" style:parent-style-name="Table_20_Contents">
      <style:paragraph-properties fo:margin-top="0cm" fo:margin-bottom="0.079cm" fo:text-align="justify"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ffffff" style:text-line-through-style="none" style:font-name="Lucida Grande" fo:font-size="10.5pt" fo:letter-spacing="normal" fo:font-style="normal" style:text-underline-style="none" fo:font-weight="normal" style:text-blinking="false" fo:background-color="#4472ad"/>
    </style:style>
    <style:style style:name="T4" style:family="text">
      <style:text-properties fo:font-variant="normal" fo:text-transform="none" fo:color="#ffffff" style:text-line-through-style="none" style:font-name="Lucida Grande" fo:font-size="10.5pt" fo:letter-spacing="normal" fo:font-style="normal" style:text-underline-style="none" fo:font-weight="normal" style:text-blinking="false" fo:background-color="#00acee"/>
    </style:style>
    <style:style style:name="T5" style:family="text">
      <style:text-properties fo:font-variant="normal" fo:text-transform="none" fo:color="#ffffff" style:text-line-through-style="none" style:font-name="Lucida Grande" fo:font-size="10.5pt" fo:letter-spacing="normal" fo:font-style="normal" style:text-underline-style="none" fo:font-weight="normal" style:text-blinking="false" fo:background-color="#db4d25"/>
    </style:style>
    <style:style style:name="T6" style:family="text">
      <style:text-properties fo:font-variant="normal" fo:text-transform="none" fo:color="#ffffff" style:text-line-through-style="none" style:font-name="Lucida Grande" fo:font-size="10.5pt" fo:letter-spacing="normal" fo:font-style="normal" style:text-underline-style="none" fo:font-weight="normal" style:text-blinking="false" fo:background-color="#729e54"/>
    </style:style>
    <style:style style:name="T7" style:family="text">
      <style:text-properties fo:font-variant="normal" fo:text-transform="none" fo:color="#333333" style:font-name="Lucida Grande" fo:font-size="10.5pt" fo:letter-spacing="normal" fo:font-style="normal" fo:font-weight="normal"/>
    </style:style>
    <style:style style:name="T8" style:family="text">
      <style:text-properties fo:font-variant="normal" fo:text-transform="none" fo:color="#333333" style:font-name="Lucida Grande" fo:font-size="10.5pt" fo:letter-spacing="normal" fo:font-style="normal" fo:font-weight="normal" fo:background-color="#ffff00"/>
    </style:style>
    <style:style style:name="T9" style:family="text">
      <style:text-properties fo:font-variant="normal" fo:text-transform="none" fo:color="#333333" style:font-name="Lucida Grande" fo:font-size="10.5pt" fo:letter-spacing="normal" fo:font-style="normal" fo:font-weight="normal" fo:background-color="#33a3a3"/>
    </style:style>
    <style:style style:name="T10" style:family="text">
      <style:text-properties fo:font-variant="normal" fo:text-transform="none" fo:color="#333333" style:font-name="Lucida Grande" fo:font-size="10.5pt" fo:letter-spacing="normal" fo:font-style="normal" fo:font-weight="bold"/>
    </style:style>
    <style:style style:name="T11" style:family="text">
      <style:text-properties fo:font-variant="normal" fo:text-transform="none" fo:color="#000000" style:text-line-through-style="none" style:font-name="arial" fo:font-size="12pt" fo:letter-spacing="normal" fo:font-style="normal" style:text-underline-style="none" fo:font-weight="normal" style:text-blinking="false"/>
    </style:style>
    <style:style style:name="T12" style:family="text">
      <style:text-properties fo:font-variant="normal" fo:text-transform="none" fo:color="#000000" style:text-line-through-style="none" style:font-name="arial" fo:font-size="12pt" fo:letter-spacing="normal" fo:font-style="normal" style:text-underline-style="none" fo:font-weight="bold" style:text-blinking="false" style:font-weight-asian="bold" style:font-weight-complex="bold"/>
    </style:style>
    <style:style style:name="T13" style:family="text">
      <style:text-properties fo:font-variant="normal" fo:text-transform="none" fo:color="#000000" style:font-name="arial" fo:font-size="10pt" fo:letter-spacing="normal" fo:font-style="normal" fo:font-weight="bold"/>
    </style:style>
    <style:style style:name="T14" style:family="text">
      <style:text-properties fo:font-variant="normal" fo:text-transform="none" fo:color="#000000" style:font-name="arial" fo:font-size="10pt" fo:letter-spacing="normal" fo:font-style="normal" fo:font-weight="normal"/>
    </style:style>
    <style:style style:name="T15" style:family="text">
      <style:text-properties fo:font-variant="normal" fo:text-transform="none" fo:color="#252525" style:font-name="sans-serif" fo:font-size="10.5pt" fo:letter-spacing="normal" fo:font-style="normal" fo:font-weight="normal"/>
    </style:style>
    <style:style style:name="T16" style:family="text">
      <style:text-properties fo:font-variant="normal" fo:text-transform="none" fo:color="#252525" style:font-name="sans-serif" fo:font-size="10.5pt" fo:letter-spacing="normal" fo:font-style="normal" fo:font-weight="bold"/>
    </style:style>
    <style:style style:name="T17" style:family="text">
      <style:text-properties fo:font-variant="normal" fo:text-transform="none" fo:color="#252525" style:font-name="sans-serif" fo:font-size="10.5pt" fo:letter-spacing="normal" fo:font-style="italic" fo:font-weight="bold"/>
    </style:style>
    <style:style style:name="T18" style:family="text">
      <style:text-properties fo:font-variant="normal" fo:text-transform="none" fo:color="#252525" fo:letter-spacing="normal"/>
    </style:style>
    <style:style style:name="T19" style:family="text">
      <style:text-properties fo:font-variant="normal" fo:text-transform="none" fo:color="#252525" style:text-line-through-style="none" style:font-name="sans-serif" fo:font-size="10.5pt" fo:letter-spacing="normal" fo:font-style="normal" style:text-underline-style="none" fo:font-weight="normal" style:text-blinking="false"/>
    </style:style>
    <style:style style:name="T20" style:family="text">
      <style:text-properties fo:font-variant="normal" fo:text-transform="none" fo:color="#252525" style:text-line-through-style="none" style:font-name="sans-serif" fo:font-size="10.5pt" fo:letter-spacing="normal" fo:font-style="normal" style:text-underline-style="none" fo:font-weight="bold" style:text-blinking="false"/>
    </style:style>
    <style:style style:name="T21"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22"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23" style:family="text">
      <style:text-properties fo:color="#ffffff" style:text-line-through-style="none" style:text-underline-style="none" style:text-blinking="false" fo:background-color="#4472ad"/>
    </style:style>
    <style:style style:name="T24" style:family="text">
      <style:text-properties fo:color="#ffffff" style:text-line-through-style="none" style:text-underline-style="none" style:text-blinking="false" fo:background-color="#00acee"/>
    </style:style>
    <style:style style:name="T25" style:family="text">
      <style:text-properties fo:color="#ffffff" style:text-line-through-style="none" style:text-underline-style="none" style:text-blinking="false" fo:background-color="#db4d25"/>
    </style:style>
    <style:style style:name="T26" style:family="text">
      <style:text-properties fo:color="#ffffff" style:text-line-through-style="none" style:text-underline-style="none" style:text-blinking="false" fo:background-color="#729e54"/>
    </style:style>
    <style:style style:name="T27" style:family="text">
      <style:text-properties fo:font-style="italic"/>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social-fixed" text:anchor-type="page" text:anchor-page-number="1" svg:x="-2.646cm" svg:y="0cm" svg:width="2.646cm" draw:z-index="0">
        <draw:text-box fo:min-height="0.041cm">
          <text:p text:style-name="P11"><text:a xlink:type="simple" xlink:href="javascript:void(0);"><text:span text:style-name="T3">Facebook</text:span></text:a><text:a xlink:type="simple" xlink:href="https://twitter.com/intent/tweet?url=http://www.xatakaon.com/p/69857&amp;text=Cómo+funciona+Internet%3A+¿Qué+son+y+para+qué+sirven+las+DNS%3F&amp;via=xatakaon"><text:span text:style-name="T4">Twitter</text:span></text:a><text:a xlink:type="simple" xlink:href="https://plus.google.com/share?url=http://www.xatakaon.com/tecnologia-de-redes/como-funciona-internet-dns"><text:span text:style-name="T5">G +1</text:span></text:a><text:a xlink:type="simple" xlink:href="http://www.xatakaon.com/tecnologia-de-redes/como-funciona-internet-dns#"><text:span text:style-name="T6">E-mail</text:span></text:a></text:p>
        </draw:text-box>
      </draw:frame>
      <draw:frame draw:style-name="fr1" draw:name="Marco1" text:anchor-type="page" text:anchor-page-number="1" svg:x="0cm" svg:y="0cm" svg:width="13.494cm" draw:z-index="1">
        <draw:text-box fo:min-height="0.041cm">
          <text:p text:style-name="P12"> <text:a xlink:type="simple" xlink:href="javascript:void(0);"><text:span text:style-name="T23">Compartir en Facebook</text:span></text:a> <text:a xlink:type="simple" xlink:href="https://twitter.com/intent/tweet?url=http://www.xatakaon.com/p/69857&amp;text=Cómo+funciona+Internet%3A+¿Qué+son+y+para+qué+sirven+las+DNS%3F&amp;via=xatakaon"><text:span text:style-name="T24">Twitter</text:span></text:a> <text:a xlink:type="simple" xlink:href="https://plus.google.com/share?url=http://www.xatakaon.com/tecnologia-de-redes/como-funciona-internet-dns"><text:span text:style-name="T25">Google+</text:span></text:a> <text:a xlink:type="simple" xlink:href="http://www.xatakaon.com/tecnologia-de-redes/como-funciona-internet-dns#"><text:span text:style-name="T26">E-mail</text:span></text:a></text:p>
        </draw:text-box>
      </draw:frame>
      <text:p text:style-name="P3">TP 1</text:p>
      <text:p text:style-name="P1"/>
      <text:p text:style-name="P2">GIT</text:p>
      <text:p text:style-name="Standard">1 - Se llama <text:span text:style-name="T2">control de versiones</text:span> a la gestión de los diversos cambios que se realizan sobre los elementos de algún producto o una configuración del mismo. Una versión, revisión o edición de un producto, es el estado en el que se encuentra el mismo en un momento dado de su desarrollo o modificación.</text:p>
      <text:p text:style-name="Standard">Ejemplos de este tipo de herramientas son entre otros: <text:a xlink:type="simple" xlink:href="https://es.wikipedia.org/wiki/CVS">CVS</text:a>, <text:a xlink:type="simple" xlink:href="https://es.wikipedia.org/wiki/Subversion">Subversion</text:a>, <text:a xlink:type="simple" xlink:href="https://es.wikipedia.org/wiki/SourceSafe">SourceSafe</text:a>, <text:a xlink:type="simple" xlink:href="https://en.wikipedia.org/wiki/Rational_ClearCase">ClearCase</text:a>, <text:a xlink:type="simple" xlink:href="https://es.wikipedia.org/wiki/Darcs">Darcs</text:a>, <text:a xlink:type="simple" xlink:href="https://es.wikipedia.org/wiki/Bazaar_(software)">Bazaar</text:a>, <text:a xlink:type="simple" xlink:href="https://es.wikipedia.org/wiki/Plastic_SCM">Plastic SCM</text:a>, <text:a xlink:type="simple" xlink:href="https://es.wikipedia.org/wiki/Git">Git</text:a>, <text:a xlink:type="simple" xlink:href="https://es.wikipedia.org/wiki/Mercurial">Mercurial</text:a>, <text:a xlink:type="simple" xlink:href="https://es.wikipedia.org/wiki/Perforce">Perforce</text:a>, Fossil SCM.</text:p>
      <text:p text:style-name="Standard">El control de versiones se realiza principalmente en la industria informática para controlar las distintas versiones del <text:a xlink:type="simple" xlink:href="https://es.wikipedia.org/wiki/Código_fuente">código fuente</text:a> dando lugar a lossistemas de control de código fuente o SCM (siglas del inglés Source Code Management). Sin embargo, los mismos conceptos son aplicables a otros ámbitos como documentos, imágenes, sitios web, etc.</text:p>
      <text:p text:style-name="Standard"/>
      <text:p text:style-name="Standard">2 - Git es un sistemas de control de versiones distribuido libre diseñado para manejar proyectos con velocidad y eficiencia.</text:p>
      <text:p text:style-name="Standard"/>
      <text:section text:style-name="Sect1" text:name="step-3">
        <text:list xml:id="list1166419494" text:style-name="L1">
          <text:list-header>
            <text:p text:style-name="P15"><text:bookmark text:name="caracteristicas1"/>Características</text:p>
          </text:list-header>
        </text:list>
      </text:section>
      <text:section text:style-name="Sect1" text:name="caracteristicas">
        <text:list xml:id="list1777742698" text:continue-numbering="true" text:style-name="L1">
          <text:list-header>
            <text:p text:style-name="P15"><text:bookmark text:name="snapshots-no-diferencias"/>Snapshots, no diferencias</text:p>
          </text:list-header>
        </text:list>
        <text:list xml:id="list138000406" text:style-name="L2">
          <text:list-header>
            <text:p text:style-name="P16">La mayoría de los demás sistemas almacenan la información como una lista de cambios en los archivos.</text:p>
            <text:p text:style-name="P16">Git modela sus datos más como un conjunto de instantáneas (snapshots) de un mini sistema de archivos.</text:p>
          </text:list-header>
        </text:list>
      </text:section>
      <text:list xml:id="list2051097722" text:continue-list="list1777742698" text:style-name="L1">
        <text:list-header>
          <text:p text:style-name="P13"/>
          <text:p text:style-name="P15">Casi todas las operaciones son locales</text:p>
          <text:p text:style-name="P13">La mayoría de las operaciones en Git sólo necesitan archivos y recursos locales para operar.</text:p>
        </text:list-header>
      </text:list>
      <text:list xml:id="list1813515712" text:style-name="L3">
        <text:list-item>
          <text:p text:style-name="P17">Para navegar por la historia del proyecto, Git no necesita buscarla en el servidor.</text:p>
        </text:list-item>
      </text:list>
      <text:list xml:id="list1818994197" text:continue-list="list2051097722" text:style-name="L1">
        <text:list-header>
          <text:p text:style-name="P13"/>
        </text:list-header>
      </text:list>
      <text:section text:style-name="Sect1" text:name="Sección2">
        <text:list xml:id="list937245531" text:continue-numbering="true" text:style-name="L1">
          <text:list-header>
            <text:p text:style-name="P15"><text:bookmark text:name="tiene-integridad"/>Tiene integridad</text:p>
          </text:list-header>
        </text:list>
        <text:list xml:id="list440953526" text:style-name="L4">
          <text:list-item>
            <text:p text:style-name="P18">Todo en Git es verificado mediante una suma de comprobación antes de ser almacenado, y es identificado a partir de ese momento mediante dicho checksum.</text:p>
          </text:list-item>
          <text:list-item>
            <text:p text:style-name="P18">Esto significa que es imposible cambiar los contenidos de cualquier archivo o directorio sin que Git lo sepa.</text:p>
          </text:list-item>
          <text:list-item>
            <text:p text:style-name="P18">Ejemplo:</text:p>
          </text:list-item>
        </text:list>
        <text:p text:style-name="Standard">ea36b870f9a0e1e6439758b6e681bd329a04db3d</text:p>
        <text:p text:style-name="Standard"/>
        <text:p text:style-name="Standard">3 - <text:span text:style-name="T2">Comandos básicos de git y su utilidad </text:span></text:p>
        <text:p text:style-name="Standard">Inicializar un repositorio en un directorio existente</text:p>
        <text:p text:style-name="Standard">$ git init</text:p>
        <text:list xml:id="list1138283801" text:style-name="L5">
          <text:list-item>
            <text:p text:style-name="P19">Clonando un repositorio existente</text:p>
          </text:list-item>
        </text:list>
        <text:p text:style-name="Standard">$ git clone gitlab@git.proyecto.linti.unlp.edu.ar/grupo.git</text:p>
        <text:p text:style-name="Standard"/>
        <text:p text:style-name="Standard"/>
        <text:list xml:id="list343530402" text:continue-list="list937245531" text:style-name="L1">
          <text:list-header>
            <text:p text:style-name="P15">Configurá tu usuario e email para Git mediante los siguientes comandos:</text:p>
          </text:list-header>
        </text:list>
        <text:p text:style-name="Standard"># Configura el usuario que será usado por git</text:p>
        <text:p text:style-name="Standard"># Obviamente deberías usar tu nombre</text:p>
        <text:p text:style-name="Standard">git config --global user.name "John Doe"</text:p>
        <text:p text:style-name="Standard"># Lo mismo para el correo electrónico</text:p>
        <text:p text:style-name="Standard">git config --global user.email "jdoe@example.com"</text:p>
        <text:p text:style-name="Standard"/>
        <text:p text:style-name="P2"><text:bookmark text:name="comprobando-el-estado"/>Comprobando el estado</text:p>
        <text:p text:style-name="Standard"><text:soft-page-break/>$ git status</text:p>
        <text:p text:style-name="Standard"># On branch master</text:p>
        <text:p text:style-name="Standard">nothing to commit (working directory clean)</text:p>
        <text:p text:style-name="Standard"/>
        <text:p text:style-name="P2"><text:bookmark text:name="creando-contenido"/>Creando contenido</text:p>
        <text:p text:style-name="Standard"># Creamos contenido</text:p>
        <text:p text:style-name="Standard"># Agregamos todo (archivos y directorios) al repositorio</text:p>
        <text:p text:style-name="Standard">$ git add .</text:p>
        <text:p text:style-name="Standard"># Hacemos un commit al repositorio</text:p>
        <text:p text:style-name="Standard">$ git commit -m "Initial commit"</text:p>
        <text:p text:style-name="Standard"># Muestra el log (un historial)</text:p>
        <text:p text:style-name="Standard">$ git log</text:p>
        <text:p text:style-name="Standard"/>
        <text:p text:style-name="P2"><text:bookmark text:name="viendo-las-modificaciones"/>Viendo las modificaciones</text:p>
        <text:p text:style-name="Standard">El comando <text:span text:style-name="Emphasis">diff</text:span> de Git permite al usuario ver los cambios hechos.</text:p>
        <text:p text:style-name="Standard"># Mirá los cambios con el comando diff</text:p>
        <text:p text:style-name="Standard">git diff</text:p>
        <text:p text:style-name="Standard"># Comitea con -a sube los cambios de los archivos</text:p>
        <text:p text:style-name="Standard"># pero no agrega automaticamente nuevos archivos</text:p>
        <text:p text:style-name="Standard">git commit -a -m "Hay nuevos cambios"</text:p>
        <text:p text:style-name="Standard"/>
        <text:p text:style-name="P2">Envío de cambios</text:p>
        <text:p text:style-name="Standard">Tus cambios están ahora en el HEAD de tu copia local. Para enviar estos cambios a tu repositorio remoto ejecuta <text:line-break/><text:span text:style-name="Source_20_Text">git push origin master</text:span><text:line-break/>Reemplaza master por la rama a la que quieres enviar tus cambios. <text:line-break/><text:line-break/>Si no has clonado un repositorio ya existente y quieres conectar tu repositorio local a un repositorio remoto, usa<text:line-break/><text:span text:style-name="Source_20_Text">git remote add origin &lt;server&gt;</text:span><text:line-break/>Ahora podrás subir tus cambios al repositorio remoto seleccionado.</text:p>
        <text:p text:style-name="Standard"/>
        <text:p text:style-name="Standard">Para actualizar tu repositorio local al commit más nuevo, ejecuta</text:p>
        <text:p text:style-name="Standard">git pull</text:p>
        <text:p text:style-name="Standard"/>
        <text:p text:style-name="Standard"/>
        <text:p text:style-name="Standard">CONCEPTOS TEORICOS</text:p>
        <text:p text:style-name="Standard">13 - <text:span text:style-name="Strong_20_Emphasis">RFC</text:span> es una sigla en inglés (<text:span text:style-name="Strong_20_Emphasis">Request For Comments</text:span>) que significa <text:span text:style-name="Strong_20_Emphasis">solicitud de comentarios</text:span> y consiste en un documento que puede ser escrito por cualquier persona y que contiene una propuesta para una nueva tecnología, información acerca del uso de tecnologías y/o recursos existentes, propuestas para mejoras de tecnologías, proyectos experimentales y demás.</text:p>
        <text:p text:style-name="Standard"/>
        <text:p text:style-name="Standard">14 - El Consorcio World Wide Web (W3C) es una comunidad internacional donde las <text:a xlink:type="simple" xlink:href="http://www.w3.org/Consortium/Member/List">organizaciones Miembro</text:a>, <text:a xlink:type="simple" xlink:href="http://www.w3.org/People/">personal</text:a> a tiempo completo y el público en general trabajan conjuntamente para desarrollar <text:a xlink:type="simple" xlink:href="http://www.w3.org/standards/">estándares Web</text:a>. Liderado por el inventor de la Web <text:a xlink:type="simple" xlink:href="http://www.w3.org/People/Berners-Lee/">Tim Berners-Lee</text:a> y el Director Ejecutivo (CEO) <text:a xlink:type="simple" xlink:href="http://www.w3.org/People/Jeff/">Jeffrey Jaffe</text:a>, la misión del W3C es guiar la Web hacia su máximo potencial.</text:p>
        <text:p text:style-name="Standard">El objetivo del W3C es guiar la Web hacia su máximo potencial a través del desarrollo de protocolos y pautas que aseguren el crecimiento futuro de la Web. Debajo tratamos importantes aspectos de este objetivo, los cuales promueven la visión del W3C de <text:span text:style-name="Strong_20_Emphasis">Web Única</text:span>.</text:p>
        <text:p text:style-name="Standard"/>
        <text:p text:style-name="Standard">15 - Validadores de la W3C </text:p>
        <text:p text:style-name="Standard"><text:soft-page-break/>Se trata de servicios normalmente gratuitos que evalúan el código (tanto de la contenido HTML como de la presentación CSS), e informan si tienen errores o están bien escritos.</text:p>
        <text:p text:style-name="Standard">Para que usar?</text:p>
        <text:p text:style-name="Standard">En general, si tu sitio no es valido, es posible que tenga errores. Los errores pueden hacer que no se vea bien en algunos navegadores Web, y si es valido no debería haber problemas (Excepto IE, todos sabemos que es un rebelde que no respeta nada).</text:p>
        <text:p text:style-name="Standard">Además, una página valida y bien estructurada funciona a la perfección para navegadores solo texto, navegadores redactores para ciegos, y también para que los bots sepan de que trata tu web.</text:p>
        <text:p text:style-name="P4"/>
        <text:p text:style-name="Standard"/>
        <text:p text:style-name="P6">16 - <text:span text:style-name="Strong_20_Emphasis"><text:span text:style-name="T10">DNS</text:span></text:span><text:span text:style-name="T7"> son las iniciales de </text:span><text:span text:style-name="Strong_20_Emphasis"><text:span text:style-name="T10">Domain Name System</text:span></text:span><text:span text:style-name="T7"> (sistema de nombres de dominio) y es una tecnología basada en una base de datos que sirve para </text:span><text:span text:style-name="Strong_20_Emphasis"><text:span text:style-name="T10">resolver nombres</text:span></text:span><text:span text:style-name="T7"> en las redes, es decir, para conocer la dirección IP de la máquina donde está alojado el dominio al que queremos acceder.</text:span></text:p>
        <text:p text:style-name="P10">Cuando un ordenador está conectado a una red (ya sea Internet o una red casera) tiene asignada una dirección IP. Si estamos en una red con pocos ordenadores, es fácil tener memorizadas las direcciones IP de cada uno de los ordenadores y así acceder a ellos pero ¿qué ocurre si hay miles de millones de dispositivos y cada uno tiene una IP diferente? Pues que se haría imposible, por eso existen los dominios y las DNS para traducirlos.</text:p>
        <text:p text:style-name="P10">Por lo tanto, el DNS es un sistema que sirve para traducir los nombres en la red, y está compuesto por tres partes con funciones bien diferenciadas.</text:p>
        <text:list xml:id="list1112894687" text:style-name="L6">
          <text:list-item>
            <text:p text:style-name="P35"><text:span text:style-name="Strong_20_Emphasis"><text:span text:style-name="T10">Cliente DNS</text:span></text:span><text:span text:style-name="T7">: está instalado en el cliente (es decir, nosotros) y realiza peticiones de resolución de nombres a los servidores DNS.</text:span></text:p>
          </text:list-item>
          <text:list-item>
            <text:p text:style-name="P35"><text:span text:style-name="Strong_20_Emphasis"><text:span text:style-name="T10">Servidor DNS</text:span></text:span><text:span text:style-name="T7">: son los que contestan las peticiones y resuelven los nombres mediante un sistema estructurado en árbol. Las direcciones DNS que ponemos en la configuración de la conexión, son las direcciones de los Servidores DNS.</text:span></text:p>
          </text:list-item>
        </text:list>
        <text:list xml:id="list720895853" text:style-name="L7">
          <text:list-item>
            <text:p text:style-name="P36"><text:span text:style-name="Strong_20_Emphasis"><text:span text:style-name="T10">Zonas de autoridad</text:span></text:span><text:span text:style-name="T7">: son servidores o grupos de ellos que tienen asignados resolver un conjunto de dominios determinado (como los .es o los .org).</text:span></text:p>
          </text:list-item>
        </text:list>
        <text:p text:style-name="P8"/>
        <text:p text:style-name="P8">18 - URL y URI. </text:p>
        <text:p text:style-name="P8">Una URI -“Uniform Resource Identifier”- es un </text:p>
        <text:p text:style-name="P8">mecanismo por el cual se identifica todo recurso </text:p>
        <text:p text:style-name="P8">accesible en la web. </text:p>
        <text:p text:style-name="P8">Una URL -“Uniform Resource Locator”- permite ubicar </text:p>
        <text:p text:style-name="P8">un recurso a través de su ubicación. </text:p>
        <text:p text:style-name="P8">Típicamente una URL se compone de: </text:p>
        <text:p text:style-name="P8">• el esquema o protocolo utilizado para acceder al </text:p>
        <text:p text:style-name="P8">recurso </text:p>
        <text:p text:style-name="P8">• el nombre de dominio de la máquina que </text:p>
        <text:p text:style-name="P8">almacena el recurso </text:p>
        <text:p text:style-name="P8">• el nombre del recurso mismo dado como un camino </text:p>
        <text:p text:style-name="P8"><text:soft-page-break/>dentro de la máquina (recurso) </text:p>
        <text:p text:style-name="P8"/>
        <text:p text:style-name="P7"><text:span text:style-name="T7">http:// </text:span><text:span text:style-name="T9">www.catedras.linti.unlp.edu.ar/</text:span><text:span text:style-name="T8">proyecto2011/alumnos.html </text:span></text:p>
        <text:p text:style-name="P7"><text:span text:style-name="T7">protocolo </text:span><text:span text:style-name="T9">nombre de dominio</text:span><text:span text:style-name="T7"> <text:s/></text:span><text:span text:style-name="T8">recurso</text:span></text:p>
        <text:p text:style-name="P9"/>
        <text:p text:style-name="Standard">19 - <text:s/>Etapas de una transacción HTTP.</text:p>
        <text:p text:style-name="Standard">Para profundizar más en el funcionamiento de HTTP, veremos primero un caso particular de una transacción HTTP; en los siguientes apartados se analizarán las diferentes partes de este proceso.</text:p>
        <text:p text:style-name="Standard">Cada vez que un cliente realiza una petición a un servidor, se ejecutan los siguientes pasos:</text:p>
        <text:list xml:id="list819831965" text:style-name="L8">
          <text:list-item>
            <text:p text:style-name="P20">Un usuario accede a una URL, seleccionando un enlace de un documento HTML o introduciéndola directamente en el campo Location del cliente Web.</text:p>
          </text:list-item>
        </text:list>
        <text:p text:style-name="Standard"/>
        <text:list xml:id="list1485290749" text:continue-numbering="true" text:style-name="L8">
          <text:list-item>
            <text:p text:style-name="P20">El cliente Web descodifica la URL, separando sus diferentes partes. Así identifica el protocolo de acceso, la dirección DNS o IP del servidor, el posible puerto opcional (el valor por defecto es 80) y el objeto requerido del servidor.</text:p>
          </text:list-item>
        </text:list>
        <text:p text:style-name="Standard"/>
        <text:list xml:id="list567653202" text:continue-numbering="true" text:style-name="L8">
          <text:list-item>
            <text:p text:style-name="P20">Se abre una conexión TCP/IP con el servidor, llamando al puerto TCP correspondiente. <text:line-break/>Se realiza la petición. Para ello, se envía el comando necesario (GET, POST, HEAD,…), la dirección del objeto requerido (el contenido de la URL que sigue a la dirección del servidor), la versión del protocolo HTTP empleada (casi siempre HTTP/1.0) y un conjunto variable de información, que incluye datos sobre las capacidades del browser, datos opcionales para el servidor,…</text:p>
          </text:list-item>
        </text:list>
        <text:p text:style-name="Standard"/>
        <text:list xml:id="list1342831255" text:continue-numbering="true" text:style-name="L8">
          <text:list-item>
            <text:p text:style-name="P20">El servidor devuelve la respuesta al cliente. Consiste en un código de estado y el tipo de dato MIME de la información de retorno, seguido de la propia información.</text:p>
          </text:list-item>
        </text:list>
        <text:p text:style-name="Standard"/>
        <text:list xml:id="list1357012769" text:continue-numbering="true" text:style-name="L8">
          <text:list-item>
            <text:p text:style-name="P20">Se cierra la conexión TCP.</text:p>
          </text:list-item>
        </text:list>
        <text:p text:style-name="P5"/>
        <text:p text:style-name="Standard">20 – HTTP</text:p>
        <text:p text:style-name="Standard">El protocolo HTTP, por sus siglas en ingles HyperText Transfer Procolo, es un protocolo de internet utilizado por años para la transacciones de informacion y que sigue el esquema de peticion – respuesta entre un cliente y un servidor. Un protocolo no es mas que un conjunto de reglas establecidas que se siguen para trabajar en equipo y conseguir un fin determinado, en este caso, realizar transacciones de informacion entre dispositivos conectados.</text:p>
        <text:p text:style-name="Standard"/>
        <text:p text:style-name="Standard">Algunos tipos de mensajes </text:p>
        <text:p text:style-name="Standard">Solicitudes </text:p>
        <text:p text:style-name="Standard">GET: retorna la información que está identificada por la URI-solicitada. </text:p>
        <text:p text:style-name="Standard">HEAD: retorna la información del header del servidor. </text:p>
        <text:p text:style-name="Standard">POST: en general se utiliza para la entrega o envío de formularios que son completados en forma </text:p>
        <text:p text:style-name="Standard">interactiva por un usuario. Esta es la única solicitud que envía un cuerpo en el mensaje. </text:p>
        <text:p text:style-name="Standard"/>
        <text:p text:style-name="Standard">Respuestas </text:p>
        <text:p text:style-name="Standard">El servidor retorna un código que indica el estado de la solicitud (por ejemplo:200 y el recurso) <text:line-break/></text:p>
        <text:p text:style-name="Standard">21 – WAI</text:p>
        <text:p text:style-name="Standard">Hablar de <text:span text:style-name="Emphasis">Accesibilidad Web</text:span> es hablar de un acceso universal a la Web, independientemente del tipo de hardware, software, infraestructura de red, idioma, cultura, localización geográfica y capacidades de los usuarios.</text:p>
        <text:p text:style-name="Standard">Con esta idea de accesibilidad nace la <text:a xlink:type="simple" xlink:href="http://w3.org/WAI/">Iniciativa de Accesibilidad Web</text:a>, conocida como WAI (Web <text:soft-page-break/>Accessibility Initiative). Se trata de una actividad desarrollada por el <text:span text:style-name="ACRONYM">W3C</text:span>, cuyo objetivo es facilitar el acceso de las personas con discapacidad, desarrollando pautas de accesibilidad, mejorando las herramientas para la evaluación y reparación de accesibilidad Web, llevando a cabo una labor educativa y de concienciación en relación a la importancia del diseño accesible de páginas Web, y abriendo nuevos campos en accesibilidad a través de la investigación en este área</text:p>
        <text:p text:style-name="Standard"/>
        <text:p text:style-name="Standard"><text:bookmark text:name="uso"/>¿Para qué sirve?</text:p>
        <text:p text:style-name="Standard">La idea principal radica en hacer la Web más accesible para todos los usuarios independientemente de las circunstancias y los dispositivos involucrados a la hora de acceder a la información. Partiendo de esta idea, una página accesible lo sería tanto para una persona con discapacidad, como para cualquier otra persona que se encuentre bajo circunstancias externas que dificulten su acceso a la información (en caso de ruidos externos, en situaciones donde nuestra atención visual y auditiva no están disponibles, pantallas con visibilidad reducida, etc.).</text:p>
        <text:p text:style-name="Standard"/>
        <text:p text:style-name="Standard"><text:bookmark text:name="funcionamiento"/>¿Cómo funciona?</text:p>
        <text:p text:style-name="Standard">Para hacer el contenido Web accesible, se han desarrollado las denominadas <text:a xlink:type="simple" xlink:href="http://www.w3.org/TR/WCAG10/">Pautas de Accesibilidad al Contenido en la Web</text:a> (<text:span text:style-name="ACRONYM">WCAG</text:span>), cuya función principal es guiar el diseño de páginas Web hacia un diseño accesible, reduciendo de esta forma barreras a la información. WCAG consiste en 14 pautas que proporcionan soluciones de diseño y que utilizan como ejemplo situaciones comunes en las que el diseño de una página puede producir problemas de acceso a la información. Las Pautas contienen además una serie de puntos de verificación que ayudan a detectar posibles errores.</text:p>
        <text:p text:style-name="Standard">Cada punto de verificación está asignado a uno de los tres niveles de prioridad establecidos por las pautas.</text:p>
        <text:list xml:id="list630011855" text:style-name="L9">
          <text:list-item>
            <text:p text:style-name="P21"><text:span text:style-name="Strong_20_Emphasis">Prioridad 1:</text:span> son aquellos puntos que un desarrollador Web tiene que cumplir ya que, de otra manera, ciertos grupos de usuarios <text:span text:style-name="Strong_20_Emphasis">no podrían acceder</text:span> a la información del sitio Web.</text:p>
          </text:list-item>
          <text:list-item>
            <text:p text:style-name="P21"><text:span text:style-name="Strong_20_Emphasis">Prioridad 2:</text:span> son aquellos puntos que un desarrollador Web debería cumplir ya que, si no fuese así, sería <text:span text:style-name="Strong_20_Emphasis">muy difícil acceder</text:span> a la información para ciertos grupos de usuarios.</text:p>
          </text:list-item>
          <text:list-item>
            <text:p text:style-name="P21"><text:span text:style-name="Strong_20_Emphasis">Prioridad 3:</text:span> son aquellos puntos que un desarrollador Web debería cumplir ya que, de otra forma, algunos usuarios experimentarían <text:span text:style-name="Strong_20_Emphasis">ciertas dificultades para acceder</text:span> a la información.</text:p>
          </text:list-item>
        </text:list>
        <text:p text:style-name="Standard">En función a estos puntos de verificación se establecen los niveles de conformidad:</text:p>
        <text:list xml:id="list606982864" text:style-name="L10">
          <text:list-item>
            <text:p text:style-name="P22"><text:span text:style-name="Strong_20_Emphasis">Nivel de Conformidad "A":</text:span> todos los puntos de verificación de prioridad 1 se satisfacen.</text:p>
          </text:list-item>
          <text:list-item>
            <text:p text:style-name="P22"><text:span text:style-name="Strong_20_Emphasis">Nivel de Conformidad "Doble A":</text:span> todos los puntos de verificación de prioridad 1 y 2 se satisfacen.</text:p>
          </text:list-item>
          <text:list-item>
            <text:p text:style-name="P22"><text:span text:style-name="Strong_20_Emphasis">Nivel de Conformidad "Triple A": </text:span>todos los puntos de verificación de prioridad 1,2 y 3 se satisfacen.</text:p>
          </text:list-item>
        </text:list>
        <text:p text:style-name="Standard">Las pautas describen cómo hacer páginas Web accesibles sin sacrificar el diseño, ofreciendo esa flexibilidad que es necesaria para que la información sea accesible bajo diferentes situaciones y proporcionando métodos que permiten su transformación en páginas útiles e inteligibles.</text:p>
        <text:p text:style-name="Standard">Igualmente, se han desarrollado <text:a xlink:type="simple" xlink:href="http://w3.org/TR/ATAG10/">Pautas de Accesibilidad para Herramientas de Autor</text:a>, cuyo objetivo es ayudar a los desarrolladores de software a la hora de crear herramientas de autor para producir contenido Web accesible. También se han desarrollado <text:a xlink:type="simple" xlink:href="http://w3.org/TR/xag">Pautas de Accesibilidad para </text:a><text:a xlink:type="simple" xlink:href="http://w3.org/TR/xag"><text:span text:style-name="ACRONYM">XML</text:span></text:a><text:a xlink:type="simple" xlink:href="http://w3.org/TR/xag"> </text:a>, donde se explica cómo asegurar la accesibilidad de aplicaciones basadas en XML. Y por último, <text:a xlink:type="simple" xlink:href="http://w3.org/TR/UAAG10/">Pautas de Accesibilidad para Agentes de Usuario 1.0</text:a>, donde se explica cómo hacer accesible los navegadores, reproductores multimedia y otras tecnologías asistivas.</text:p>
        <text:p text:style-name="Standard">Por otro lado, se han desarrollado otro tipo de documentos como las <text:a xlink:type="simple" xlink:href="http://w3.org/TR/WCAG10-TECHS/">Técnicas para Pautas de Accesibilidad al Contenido en la Web</text:a>, que ofrecen una serie de ejemplos de etiquetado y explicaciones muy detalladas de cómo implementar las Pautas de Accesibilidad al contenido en la Web. Entre ellas se pueden destacar <text:a xlink:type="simple" xlink:href="http://www.w3.org/TR/WCAG10-CORE-TECHS/">Técnicas esenciales para Pautas de Accesibilidad al Contenido en la Web 1.0</text:a>, las <text:a xlink:type="simple" xlink:href="http://www.w3.org/TR/WCAG10-HTML-TECHS/">Técnicas HTML para Pautas de Accesibilidad al Contenido a la Web 1.0</text:a> y las <text:a xlink:type="simple" xlink:href="http://www.w3.org/TR/WCAG10-CSS-TECHS/">Técnicas CSS para Pautas de Accesibilidad al Contenido en la Web 1.0.</text:a></text:p>
        <text:p text:style-name="Standard"><text:soft-page-break/></text:p>
        <text:p text:style-name="Standard">MOTORES DE BUSQUEDA</text:p>
        <text:p text:style-name="Standard"/>
        <text:p text:style-name="Standard">22 - Un motor de búsqueda, también conocido como buscador, es un sistema informático que <text:a xlink:type="simple" xlink:href="https://es.wikipedia.org/wiki/Índice_(base_de_datos)">busca</text:a> <text:a xlink:type="simple" xlink:href="https://es.wikipedia.org/wiki/Archivo_(informática)">archivos</text:a> almacenados en <text:a xlink:type="simple" xlink:href="https://es.wikipedia.org/wiki/Servidor_web">servidores web</text:a> gracias a su «spider» (también llamado <text:a xlink:type="simple" xlink:href="https://es.wikipedia.org/wiki/Araña_web">araña web</text:a>). Un ejemplo son los buscadores de <text:a xlink:type="simple" xlink:href="https://es.wikipedia.org/wiki/Internet">Internet</text:a> (algunos buscan únicamente en la <text:a xlink:type="simple" xlink:href="https://es.wikipedia.org/wiki/World_Wide_Web">web</text:a>, pero otros lo hacen además en noticias, servicios como <text:a xlink:type="simple" xlink:href="https://es.wikipedia.org/wiki/Gopher">Gopher</text:a>, <text:a xlink:type="simple" xlink:href="https://es.wikipedia.org/wiki/File_Transfer_Protocol">FTP</text:a>, etc.) cuando se pide información sobre algún tema. Las búsquedas se hacen con palabras clave o con árboles jerárquicos por temas; el resultado de la búsqueda «<text:a xlink:type="simple" xlink:href="https://es.wikipedia.org/wiki/Página_de_resultados_del_buscador">Página de resultados del buscador</text:a>» es un listado de <text:a xlink:type="simple" xlink:href="https://es.wikipedia.org/wiki/Localizador_de_recursos_uniforme">direcciones web</text:a> en los que se mencionan temas relacionados con las palabras clave buscadas.</text:p>
        <text:p text:style-name="Standard"/>
        <text:p text:style-name="Standard">Se pueden clasificar en dos tipos:</text:p>
        <text:list xml:id="list1313712730" text:style-name="L11">
          <text:list-item>
            <text:p text:style-name="P23">Índices temáticos: Son sistemas de búsqueda por temas o categorías jerarquizados (aunque también suelen incluir sistemas de búsqueda por palabras clave). Se trata de bases de datos de direcciones Web elaboradas "manualmente", es decir, hay personas que se encargan de asignar cada<text:a xlink:type="simple" xlink:href="https://es.wikipedia.org/wiki/Página_web">página web</text:a> a una categoría o tema determinado.</text:p>
          </text:list-item>
          <text:list-item>
            <text:p text:style-name="P23">Motores de búsqueda: Son sistemas de búsqueda por palabras clave. Son bases de datos que incorporan automáticamente páginas web mediante "robots" de búsqueda en la <text:a xlink:type="simple" xlink:href="https://es.wikipedia.org/wiki/Red_de_computadoras">red</text:a>.</text:p>
          </text:list-item>
        </text:list>
        <text:p text:style-name="Standard"/>
        <text:p text:style-name="P2"><text:bookmark text:name="Clases_de_buscadores"/>Clases de buscadores</text:p>
        <text:p text:style-name="Standard"><text:bookmark text:name="Buscadores_jer.C3.A1rquicos_.28ara.C3.B1as_o_spiders.29"/>Buscadores jerárquicos (arañas o spiders)</text:p>
        <text:list xml:id="list544145193" text:style-name="L12">
          <text:list-item>
            <text:p text:style-name="P24">Las arañas (también llamadas "spiders") de los motores de búsqueda, recorren las páginas recopilando información sobre los contenidos de las páginas. Cuando se busca una información concreta en los buscadores, ellos consultan su base de datos y presentan resultados clasificados por su relevancia para esa búsqueda concreta. Los buscadores pueden almacenar en sus bases de datos desde la página de entrada de cada web, hasta todas las páginas que residan en el servidor, una vez que las arañas (spiders) las hayan reconocido e indexado.</text:p>
          </text:list-item>
          <text:list-item>
            <text:p text:style-name="P24">Si se busca una palabra (por ejemplo: “ordenadores”), en los resultados que ofrecerá el motor de búsqueda aparecerán páginas que contengan esta palabra en alguna parte de su texto de contenido.</text:p>
          </text:list-item>
          <text:list-item>
            <text:p text:style-name="P24">Si consideran que un sitio web es importante para el usuario, tienden a registrar todas sus páginas. Si no la consideran importante, no se almacenan todas.</text:p>
          </text:list-item>
          <text:list-item>
            <text:p text:style-name="P24">Cada cierto tiempo, los motores revisan los sitios web, para actualizar los contenidos de su base de datos, por tanto puede que los resultados de la búsqueda estén desactualizados.</text:p>
          </text:list-item>
          <text:list-item>
            <text:p text:style-name="P24">Los buscadores jerárquicos tienen una colección de programas simples y potentes con diferentes cometidos. Se suelen dividir en tres partes. Los programas que exploran la red -arañas (spiders)-, los que construyen la base de datos y los que utiliza el usuario, el programa que explota la base de datos.</text:p>
          </text:list-item>
          <text:list-item>
            <text:p text:style-name="P24">Si se paga, se puede aparecer en las primeras posiciones de resultados, aunque los principales buscadores delimitan estos resultados e indican al usuario que se trata de anuncios (resultados esponsorizados o patrocinados). Hasta el momento, aparentemente, esta forma de publicidad es indicada explícitamente. Los buscadores jerárquicos se han visto obligados a comercializar este tipo de publicidad para poder seguir ofreciendo a los usuarios el servicio de forma gratuita.</text:p>
          </text:list-item>
        </text:list>
        <text:p text:style-name="Standard"/>
        <text:p text:style-name="P2"><text:bookmark text:name="Directorios"/>Directorios</text:p>
        <text:p text:style-name="Standard">Una tecnología barata, ampliamente utilizada por gran cantidad de scripts en el mercado. No se requieren muchos recursos de informática. En cambio, se requiere más soporte humano y mantenimiento.</text:p>
        <text:list xml:id="list1836819436" text:style-name="L13">
          <text:list-item>
            <text:p text:style-name="P25">Los algoritmos son mucho más sencillos, presentando la información sobre los sitios registrados como una colección de directorios. No recorren los sitios web ni almacenan sus contenidos. Solo registran algunos de los datos de la página web, como el título y la descripción que se introduzcan en el momento de registrar el sitio en el directorio.</text:p>
          </text:list-item>
        </text:list>
        <text:list xml:id="list1026490271" text:style-name="L14">
          <text:list-item>
            <text:p text:style-name="P26"><text:soft-page-break/>Los resultados de la búsqueda, estarán determinados por la información que se haya suministrado al directorio cuando se registra el sitio. En cambio, a diferencia de los motores, son revisadas por operadores humanos, y clasificadas según categorías, de forma que es más fácil encontrar las páginas buscadas.</text:p>
          </text:list-item>
        </text:list>
        <text:list xml:id="list707913509" text:style-name="L15">
          <text:list-item>
            <text:p text:style-name="P27">Más que buscar información sobre contenidos de la página, los resultados serán presentados haciendo referencia a los contenidos y temática del sitio.</text:p>
          </text:list-item>
        </text:list>
        <text:list xml:id="list1493329595" text:style-name="L16">
          <text:list-item>
            <text:p text:style-name="P28">Su tecnología es muy barata y sencilla.</text:p>
          </text:list-item>
        </text:list>
        <text:list xml:id="list536803214" text:style-name="L17">
          <text:list-item>
            <text:p text:style-name="P29">Como inconveniente cabe resaltar que los resultados están ordenados por temática, o por fecha de publicación, pero no por relevancia o concordancia con una búsqueda concreta del usuario.</text:p>
          </text:list-item>
        </text:list>
        <text:p text:style-name="Standard">Ejemplos de directorios: Antiguos directorios, <text:a xlink:type="simple" xlink:href="https://es.wikipedia.org/wiki/DMOZ">Open Directory Project</text:a>, <text:a xlink:type="simple" xlink:href="https://es.wikipedia.org/wiki/Yahoo!">Yahoo!</text:a>, <text:a xlink:type="simple" xlink:href="https://es.wikipedia.org/wiki/Terra_Networks">Terra</text:a> (antiguo <text:a xlink:type="simple" xlink:href="https://es.wikipedia.org/wiki/Olé_(buscador)">Olé</text:a>). Ahora, ambos utilizan tecnología de búsqueda jerárquica, y Yahoo! conserva su directorio. Buscar Portal, es un directorio, y la mayoría de motores hispanos son directorios.[<text:a xlink:type="simple" xlink:href="https://es.wikipedia.org/wiki/Wikipedia:Verificabilidad">cita requerida</text:a>]</text:p>
        <text:p text:style-name="Standard"/>
        <text:p text:style-name="P2"><text:bookmark text:name="Metabuscador"/>Metabuscado</text:p>
        <text:p text:style-name="Standard">Permite lanzar varias búsquedas en motores seleccionados respetando el formato original de los buscadores. Lo que hacen es realizar búsquedas en auténticos buscadores, analizan los resultados de la página y presentan sus propios resultados, según un orden definido por el sistema estructural del metabuscador.</text:p>
        <text:p text:style-name="Standard"/>
        <text:p text:style-name="P2"><text:bookmark text:name="FFA_-_Enlaces_gratuitos_para_todos"/>FFA - Enlaces gratuitos para todos</text:p>
        <text:p text:style-name="Standard">FFA (acrónimo del inglés "Free For All"), Cualquiera puede inscribir su página durante un tiempo limitado en estos pequeños directorios. Los enlaces no son permanentes.</text:p>
        <text:p text:style-name="Standard"/>
        <text:p text:style-name="P2"><text:bookmark text:name="Buscadores_verticales"/>Buscadores verticales</text:p>
        <text:p text:style-name="Standard">Los buscadores verticales o motores de búsqueda temáticos son buscadores especializados en un sector concreto, lo que les permite analizar la información con mayor profundidad, disponer de resultados más actualizados y ofrecer al <text:a xlink:type="simple" xlink:href="https://es.wikipedia.org/wiki/Usuario_(informática)">usuario</text:a> herramientas de búsqueda avanzadas. Es importante resaltar que utilizan índices especializados, para, de este modo, acceder a la información de una manera más específica y fácil. Algunos ejemplos de estos buscadores son: Trovit, <text:a xlink:type="simple" xlink:href="https://es.wikipedia.org/wiki/Nestoria">Nestoria</text:a>, <text:a xlink:type="simple" xlink:href="https://es.wikipedia.org/wiki/Wolfram_Alpha">Wolfram Alpha</text:a>.</text:p>
        <text:p text:style-name="Standard">Existen distintos tipos de estos buscadores, algunos están especializados en una rama de una <text:a xlink:type="simple" xlink:href="https://es.wikipedia.org/wiki/Ciencia">ciencia</text:a>, y algunos abarcan todo tipo de materias. También hay motores de búsqueda que solo ofrecen resultados sobre música, ropa y otras temáticas.</text:p>
        <text:p text:style-name="P30"/>
        <text:p text:style-name="P30"/>
        <text:p text:style-name="Standard">23 - El fichero ROBOTS.TXT es un documento de texto que sirve para <text:span text:style-name="Strong_20_Emphasis">establecer unas directrices de rastreo</text:span> de tu Web para los Bots de los buscadores.<text:bookmark text:name="more-118"/></text:p>
        <text:p text:style-name="Standard">Los Bots (también llamados Spiders, Crawlers o indexadores) son <text:span text:style-name="Strong_20_Emphasis">utilizados por los buscadores</text:span> para acceder a tu Web e indexar todo el contenido (texto, imágenes, enlaces…) de tus páginas.</text:p>
        <text:p text:style-name="Standard"> </text:p>
        <text:p text:style-name="Standard">¿PARA QUÉ SIRVE?</text:p>
        <text:p text:style-name="Standard">Con el fichero ROBOTS.TXT podemos <text:span text:style-name="Strong_20_Emphasis">limitar el acceso a una determinada carpeta</text:span> de nuestra Web. También podemos <text:span text:style-name="Strong_20_Emphasis">impedir el rastreo </text:span>a un determinado Bot o<text:span text:style-name="Strong_20_Emphasis"> limitar la frecuencia </text:span>de rastreo. Algunas de las razones por las que querríamos hacer esto son:</text:p>
        <text:p text:style-name="Standard">– <text:span text:style-name="Strong_20_Emphasis">Evitar contenido duplicado</text:span>. Lo más importante, ya que si lo hacemos los buscadores nos puntuarán más alto y aumentarán nuestro tráfico.</text:p>
        <text:p text:style-name="Standard">– <text:span text:style-name="Strong_20_Emphasis">Reducir la sobrecarga del servidor</text:span> por exceso de peticiones que podrían saturarlo.</text:p>
        <text:p text:style-name="Standard">– <text:span text:style-name="Strong_20_Emphasis">Prohibir el acceso a zonas de tu Web</text:span> que quieres que estén disponibles para los usuarios pero que prefieres que no aparezcan indexadas en los buscadores.</text:p>
        <text:p text:style-name="Standard">También podemos <text:span text:style-name="Strong_20_Emphasis">agregar un mapa de la Web</text:span> o SITEMAP.XML para indicar a los Bots las direcciones de todas las páginas.</text:p>
        <text:p text:style-name="Standard"><text:soft-page-break/><text:line-break/>¿PARA QUÉ NO SIRVE?</text:p>
        <text:p text:style-name="Standard">Como hemos indicado al comienzo del artículo, el ROBOTS.TXT establece directrices de rastreo y<text:span text:style-name="Strong_20_Emphasis"> los bloqueos pueden no ser respetados </text:span>por algunos Bots (los llamados “robots malos”) cuya única intención es rastrear tu Web en busca de e-mails para hacer Spam.</text:p>
        <text:p text:style-name="Standard">Si tienes información sensible y no quieres que pueda ser rastreada por los buscadores, deberías de utilizar <text:span text:style-name="Strong_20_Emphasis">otros medios de seguridad</text:span> para protegerla.</text:p>
        <text:p text:style-name="Standard">Además, con el ROBOTS.TXT <text:span text:style-name="Strong_20_Emphasis">tampoco podemos defendernos de Hackers</text:span> que utilicen ataques de “fuerza bruta”.</text:p>
        <text:p text:style-name="P34"/>
        <text:p text:style-name="Standard">24 – Los<text:span text:style-name="T2"> </text:span><text:span text:style-name="Emphasis"><text:span text:style-name="T2">sitemaps </text:span></text:span>son archivos que contienen un <text:span text:style-name="Strong_20_Emphasis">listado en formato XML de todas las páginas que componen un sitio web</text:span>.</text:p>
        <text:p text:style-name="Standard">Estos archivos le son útiles a los robots y a las arañas de los motores de búsqueda, que usarán la información que le damos en el archivo <text:span text:style-name="Emphasis">sitemap</text:span> para realizar un rastreo más efectivo del sitio web, lo que revertirá en que indexe mejor nuestras páginas y en la mejora de nuestro posicionamiento.</text:p>
        <text:p text:style-name="P30"/>
        <text:p text:style-name="Standard"><text:bookmark text:name="protocolo"/>Protocolo <text:span text:style-name="Emphasis">sitemaps</text:span></text:p>
        <text:p text:style-name="Standard">El archivo de sitemaps viene definido por un protocolo definido en <text:a xlink:type="simple" xlink:href="http://www.sitemaps.org/es/protocol.php">http://www.sitemaps.org/es/protocol.php</text:a> y está compuesto por una serie de etiquetas <text:span text:style-name="ACRONYM">XML</text:span>, un lenguaje que sirve para estructurar la información. Con ese archivo <text:span text:style-name="Strong_20_Emphasis">podemos facilitar de forma opcional a los buscadores datos adicionales de cada una de las páginas que se incluyen en nuestro sitio web</text:span>:</text:p>
        <text:list xml:id="list1963258892" text:style-name="L18">
          <text:list-item>
            <text:p text:style-name="P31">URL de la página</text:p>
          </text:list-item>
          <text:list-item>
            <text:p text:style-name="P31">Última fecha de modificación</text:p>
          </text:list-item>
          <text:list-item>
            <text:p text:style-name="P31">Frecuencia de modificación</text:p>
          </text:list-item>
          <text:list-item>
            <text:p text:style-name="P31">Importancia relativa respecto al resto de páginas del sitio.</text:p>
          </text:list-item>
        </text:list>
        <text:p text:style-name="Standard"><text:bookmark text:name="more-249"/>Este protocolo ha conseguido convertirse en un estándar que los principales buscadores (Google, Yahoo, Bing, etc.) soportan y recomiendan. La inclusión en un dominio de un archivo sitemap <text:span text:style-name="Strong_20_Emphasis">no garantiza que los buscadores indexen todas las páginas que listamos en él, pero sí es recomendable su uso para que realicen los rastreos de forma más inteligente</text:span>, al pasarles en los metadatos información adicional sobre la estructura y actualización de nuestra web.</text:p>
        <text:p text:style-name="Standard">Las URLs que se establecen en el archivo <text:span text:style-name="Emphasis">sitemap</text:span> <text:span text:style-name="Strong_20_Emphasis">han de pertenecer al mismo dominio (no se permiten subdominios)</text:span>, <text:span text:style-name="Strong_20_Emphasis">el mismo protocolo</text:span> (si usamos http no podríamos usar https) y <text:span text:style-name="Strong_20_Emphasis">la misma subcarpeta en caso de encontrarse en un ruta diferente de la raíz</text:span> (para un <text:span text:style-name="Emphasis">sitemap</text:span> ubicado en<text:span text:style-name="Source_20_Text">http://www.dominio.com/subcarpeta1</text:span> no podríamos incluir URLs ubicadas en<text:span text:style-name="Source_20_Text">http://www.dominio.com/subcarpeta2</text:span>).</text:p>
        <text:p text:style-name="Standard">El <text:span text:style-name="Strong_20_Emphasis">máximo tamaño del archivo es de 10MB</text:span> y el <text:span text:style-name="Strong_20_Emphasis">máximo número de URLs que puede contener es de 50.000</text:span>. Como posteriormente explicaremos, en caso de sobrepasar estos valores, se puede utilizar más de un archivo <text:span text:style-name="Emphasis">sitemap</text:span>.</text:p>
        <text:p text:style-name="Standard">Además del formato XML, para reducir el tamaño del archivo podemos comprimirlo en formato GZIP.</text:p>
        <text:p text:style-name="Standard"><text:span text:style-name="Strong_20_Emphasis">Las URLs que no cumplan con los requerimientos, no se tienen en cuenta</text:span>, por lo que un archivo <text:span text:style-name="Emphasis">sitemap</text:span>que incluya algunas URLs no válidas puede ser útil para las que cumplen con los requerimientos.</text:p>
        <text:p text:style-name="Standard"/>
        <text:p text:style-name="Standard">25 - ¿Cómo ayuda tener un archivo robots.txt?</text:p>
        <text:p text:style-name="Standard">Entre otras cosas, disponer de este archivo te puede ayudar a:</text:p>
        <text:list xml:id="list1009107686" text:style-name="L19">
          <text:list-item>
            <text:p text:style-name="P32">Si dispones de páginas o directorios que no quieres que aparezcan en los resultados de búsqueda, SERP´S</text:p>
          </text:list-item>
          <text:list-item>
            <text:p text:style-name="P32">Cuando nuestro Sitio está gestionado por un CMS y muchas páginas están duplicadas. Con el archivo robots.txt especificamos qué páginas queremos en el índice y cuáles no.</text:p>
          </text:list-item>
          <text:list-item>
            <text:p text:style-name="P32">Los directorios de administración o archivos internos que no queremos que aparezcan en las <text:soft-page-break/>SERP´s</text:p>
          </text:list-item>
          <text:list-item>
            <text:p text:style-name="P32">Indicar a los Motores de Búsqueda donde se encuentra nuestro archivo sitemap.xml</text:p>
          </text:list-item>
          <text:list-item>
            <text:p text:style-name="P32">Especificar la versión de archivo a indexar, por ejemplo, si disponemos de extensiones en pdf o html</text:p>
          </text:list-item>
        </text:list>
        <text:p text:style-name="Standard">Un archivo robots.txt es como una aclaración, algo así como: "Por favor, no escriba esto... haga esto otro".</text:p>
        <text:p text:style-name="Standard"/>
        <text:p text:style-name="Standard"/>
        <text:p text:style-name="Standard">HTML Y HOJAS DE ESTILO</text:p>
        <text:p text:style-name="Standard">27 - <text:span text:style-name="T16">HTML</text:span><text:span text:style-name="T15">, siglas de </text:span><text:span text:style-name="T17">HyperText Markup Language</text:span><text:span text:style-name="T18"> </text:span><text:span text:style-name="T15">(«lenguaje de marcas de hipertexto»), hace referencia al </text:span><text:a xlink:type="simple" xlink:href="https://es.wikipedia.org/wiki/Lenguaje_de_marcado"><text:span text:style-name="T21">lenguaje de marcado</text:span></text:a><text:span text:style-name="T18"> </text:span><text:span text:style-name="T15">para la elaboración de </text:span><text:a xlink:type="simple" xlink:href="https://es.wikipedia.org/wiki/Página_web"><text:span text:style-name="T21">páginas web</text:span></text:a><text:span text:style-name="T15">. Es un estándar que sirve de referencia para la elaboración de páginas web en sus diferentes versiones, define una estructura básica y un código (denominado código HTML) para la definición de contenido de una página web, como texto, imágenes, videos, entre otros. Es un estándar a cargo de la </text:span><text:a xlink:type="simple" xlink:href="https://es.wikipedia.org/wiki/W3C"><text:span text:style-name="T21">W3C</text:span></text:a><text:span text:style-name="T15">, organización dedicada a la estandarización de casi todas las tecnologías ligadas a la web, sobre todo en lo referente a su escritura e interpretación. Se considera el lenguaje web más importante siendo su invención crucial en la aparición, desarrollo y expansión de la </text:span><text:a xlink:type="simple" xlink:href="https://es.wikipedia.org/wiki/World_Wide_Web"><text:span text:style-name="T21">World Wide Web</text:span></text:a><text:span text:style-name="T15">. Es el estándar que se ha impuesto en la visualización de páginas web y es el que todos los navegadores actuales han adoptado.</text:span></text:p>
        <text:p text:style-name="Standard"><text:span text:style-name="T21"/></text:p>
        <text:p text:style-name="Standard"><text:span text:style-name="T20">XHTML</text:span><text:span text:style-name="T19">, Siglas del inglés eXtensible HyperText Markup Language. XHTML es básicamente HTML expresado como XML válido. Es más estricto a nivel técnico, pero esto permite que posteriormente sea más fácil al hacer cambios o buscar errores entre otros. En su versión 1.0, XHTML es solamente la versión </text:span><text:a xlink:type="simple" xlink:href="https://es.wikipedia.org/wiki/XML"><text:span text:style-name="T21">XML</text:span></text:a><text:span text:style-name="T19"> de HTML, por lo que tiene, básicamente, las mismas funcionalidades, pero cumple las especificaciones, más estrictas, de XML. Su objetivo es avanzar en el proyecto del </text:span><text:a xlink:type="simple" xlink:href="https://es.wikipedia.org/wiki/World_Wide_Web_Consortium"><text:span text:style-name="T21">World Wide Web Consortium</text:span></text:a><text:span text:style-name="T19"> de lograr una </text:span><text:a xlink:type="simple" xlink:href="https://es.wikipedia.org/wiki/Web_semántica"><text:span text:style-name="T21">web semántica</text:span></text:a><text:span text:style-name="T19">, donde la información, y la forma de presentarla estén claramente separadas. La versión 1.1 es similar, pero parte a la especificación en módulos. En sucesivas versiones la W3C planea romper con los tags clásicos traídos de HTML.</text:span></text:p>
        <text:p text:style-name="Standard"><text:span text:style-name="T21"/></text:p>
        <text:p text:style-name="Standard"><text:span text:style-name="T21"/></text:p>
        <table:table table:name="Tabla1" table:style-name="Tabla1">
          <table:table-column table:style-name="Tabla1.A"/>
          <table:table-column table:style-name="Tabla1.B"/>
          <table:table-row>
            <table:table-cell table:style-name="Tabla1.A1" office:value-type="string">
              <text:p text:style-name="P42">HTML 2.0</text:p>
            </table:table-cell>
            <table:table-cell table:style-name="Tabla1.B1" office:value-type="string">
              <text:p text:style-name="P43">En 1995 se publica el estándar HTML 2.0. A pesar de su nombre, HTML 2.0 es el primer estándar oficial de HTML, es decir, el HTML 1.0 no existió como estándar. HTML 2.0 no soportaba tablas.</text:p>
              <text:p text:style-name="P43">Se simplificaba al máximo la estructura del documento para agilizar su edición, donde la declaración explícita de los elementos body, html y head es opcional.</text:p>
            </table:table-cell>
          </table:table-row>
          <table:table-row>
            <table:table-cell table:style-name="Tabla1.A2" office:value-type="string">
              <text:p text:style-name="P42">HTML 3.2</text:p>
            </table:table-cell>
            <table:table-cell table:style-name="Tabla1.B2" office:value-type="string">
              <text:p text:style-name="P43">La versión HTML 3.2 se publicó en 1997 y es la primera recomendación de HTML publicada por el W3C (Consorcio internacional). Esta revisión incorporó los últimos avances de las páginas web desarrolladas hasta 1996, como applets de Java y texto que fluye alrededor de las imágenes.</text:p>
            </table:table-cell>
          </table:table-row>
          <table:table-row>
            <table:table-cell table:style-name="Tabla1.A2" office:value-type="string">
              <text:p text:style-name="P42">HTML 4.01</text:p>
            </table:table-cell>
            <table:table-cell table:style-name="Tabla1.B2" office:value-type="string">
              <text:p text:style-name="P43">La última especificación oficial de HTML se publicó en diciembre de 1999 y se denomina HTML 4.01. Desde la publicación de HTML 4.01, el W3C se centró en el desarrollo del estándar XHTML. Por este motivo, en el año 2004, las empresas Apple, Mozilla y Opera mostraron su preocupación por la falta de interés del W3C en HTML y decidieron organizarse en una nueva asociación llamada WHATWG (Web Hypertext Application Technology Working Group) que comenzó el desarrollo del HTML 5, cuyo primer borrador oficial se publicó en enero de 2008. Debido a la fuerza de las empresas que forman el grupo <text:soft-page-break/>WHATWG y a la publicación de los borradores de HTML 5.0, en marzo de 2007 el W3C decidió retomar la actividad estandarizadora de HTML, y actualmente W3C está trabajando para el lanzamiento del estándar HTML 5.0, dentro del cual ha decidido integrar el XHTML.</text:p>
            </table:table-cell>
          </table:table-row>
          <table:table-row>
            <table:table-cell table:style-name="Tabla1.A4" office:value-type="string">
              <text:p text:style-name="P41">HTML 5.0, HTML 5.1 y HTML 5.2</text:p>
            </table:table-cell>
            <table:table-cell table:style-name="Tabla1.B4" office:value-type="string">
              <text:p text:style-name="P43">El consorcio internacional W3C marcó las siguientes fechas para liberación de los estándares de especificación: 2014/2015 para HTML 5.0, 2016 para HTML 5.1 y 2019 para HTML 5.2</text:p>
            </table:table-cell>
          </table:table-row>
        </table:table>
        <text:p text:style-name="Standard"><text:span text:style-name="T21"/></text:p>
        <text:p text:style-name="Standard"><text:span text:style-name="T21"/></text:p>
        <table:table table:name="Tabla2" table:style-name="Tabla2">
          <table:table-column table:style-name="Tabla2.A"/>
          <table:table-column table:style-name="Tabla2.B"/>
          <table:table-row>
            <table:table-cell table:style-name="Tabla2.A1" office:value-type="string">
              <text:p text:style-name="P42">HTML 4.01 Strict</text:p>
            </table:table-cell>
            <table:table-cell table:style-name="Tabla2.B1" office:value-type="string">
              <text:p text:style-name="P43">En este tipo de documentos podemos usar etiquetas HTML 4.01, pero no se aceptan etiquetas obsoletas, es decir, etiquetas propias de versiones más antiguas. Es la versión que si usamos en teoría nos debería dar un resultado óptimo en los navegadores más modernos. Esto no siempre es así, como explicaremos un poco más adelante.</text:p>
            </table:table-cell>
          </table:table-row>
          <table:table-row>
            <table:table-cell table:style-name="Tabla2.A2" office:value-type="string">
              <text:p text:style-name="P42">HTML 4.01 Transitional</text:p>
            </table:table-cell>
            <table:table-cell table:style-name="Tabla2.B2" office:value-type="string">
              <text:p text:style-name="P43">En este tipo de documentos se pueden usar todas las etiquetas de todas las versiones de HTML. Usar esta variante de HTML plantea el interrogante de si es correcto permitir el uso de etiquetas obsoletas que podrían dejar de funcionar en las proximas versiones de los navegadores. Sin embargo, este es el estándar más usado, porque combina la posibilidad de usar etiquetas más antiguas y etiquetas más modernas, de forma que podamos aspirar a una mejor visualización en la mayor parte de los navegadores.</text:p>
            </table:table-cell>
          </table:table-row>
          <table:table-row>
            <table:table-cell table:style-name="Tabla2.A3" office:value-type="string">
              <text:p text:style-name="P42">HTML 4.01 Frameset</text:p>
            </table:table-cell>
            <table:table-cell table:style-name="Tabla2.B3" office:value-type="string">
              <text:p text:style-name="P43">Este tipo de documentos tiene soporte para frames. Los frames son unos marcos a modo de pequeñas subventanas dentro de una misma página web que se usaban mucho hace unos años pero que hoy en día se usan cada vez menos. Este tipo de HTML podemos considerarlo anticuado, porque hay otras formas de diseñar páginas web sin frames más modernas y útiles que nos permiten obtener el mismo resultado de forma más eficiente.</text:p>
            </table:table-cell>
          </table:table-row>
        </table:table>
        <text:p text:style-name="Standard"><text:span text:style-name="T21"/></text:p>
        <text:p text:style-name="Standard">28 - Siguiendo las indicaciones del W3C (consorcio internacional que se ocupa de normalizar el uso del HTML) DOCTYPE debe ser el primer elemento que abra un documento. Esto quiere decir que debería preceder a &lt;HTML&gt;.<text:line-break/>Se trata de una marca que no necesita cierre y cuya función es facilitar información al servidor web que aloja la página. La información facilita por DOCTYPE se refiere al tipo de documento visualizado además de ser necesaria para la comunicación entre navegador y servidor. DOCTYPE se debe escribir de forma estándar:</text:p>
        <text:p text:style-name="Standard"/>
        <text:p text:style-name="P33"><text:span text:style-name="T27">&lt;!DOCTYPE HTML PUBLIC ="-//IETF//DTD HTML 4.0//EN"&gt;</text:span><text:line-break/><text:line-break/>Esta línea proporciona algunos datos sobre el documento:</text:p>
        <text:list xml:id="list1848221925" text:style-name="L20">
          <text:list-item>
            <text:p text:style-name="P38"><text:span text:style-name="T1">HTML PUBLIC</text:span>: el documento es público</text:p>
          </text:list-item>
        </text:list>
        <text:list xml:id="list1812333044" text:style-name="L21">
          <text:list-item>
            <text:p text:style-name="P39"><text:span text:style-name="T1">IETF</text:span>: el tipo de HTML público está gestionado por la Internet Engineering Task Force</text:p>
          </text:list-item>
        </text:list>
        <text:list xml:id="list1033742577" text:style-name="L22">
          <text:list-item>
            <text:p text:style-name="P40"><text:soft-page-break/><text:span text:style-name="T1">DTD HTML 4.0</text:span>: la versión de HTML soportada es la 4.0</text:p>
          </text:list-item>
        </text:list>
        <text:list xml:id="list2053647393" text:style-name="L23">
          <text:list-item>
            <text:p text:style-name="P37"><text:span text:style-name="T13">EN</text:span><text:span text:style-name="T14">: el idioma del documento es el inglés<text:line-break/></text:span><text:line-break/></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Tahoma, Verdana"/>
    <style:font-face style:name="Helvetica" svg:font-family="Helvetica, Arial, FreeSans, sans-serif"/>
    <style:font-face style:name="Linux Libertine" svg:font-family="'Linux Libertine', Georgia, Times, serif"/>
    <style:font-face style:name="Lohit Hindi1" svg:font-family="'Lohit Hindi'"/>
    <style:font-face style:name="Lucida Grande" svg:font-family="'Lucida Grande', Arial, 'Helvetica Neue', sans-serif"/>
    <style:font-face style:name="Open Sans" svg:font-family="'Open Sans', 'Helvetica Neue', Helvetica, Arial, sans-serif"/>
    <style:font-face style:name="OpenSymbol" svg:font-family="OpenSymbol"/>
    <style:font-face style:name="Roboto" svg:font-family="Roboto, 'Helvetica Neue', Helvetica, sans-serif"/>
    <style:font-face style:name="Times New Roman1" svg:font-family="'Times New Roman'"/>
    <style:font-face style:name="Trebuchet MS" svg:font-family="'Trebuchet MS'"/>
    <style:font-face style:name="Verdana" svg:font-family="Verdana, Arial, Helvetica, sans-serif"/>
    <style:font-face style:name="arial" svg:font-family="arial"/>
    <style:font-face style:name="monospace" svg:font-family="monospace, monospace"/>
    <style:font-face style:name="sans-serif" svg:font-family="sans-serif"/>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Lohit Hindi" style:font-size-complex="18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roid Sans" style:font-size-asian="10pt" style:font-weight-asian="bold" style:font-name-complex="Lohit Hindi" style:font-size-complex="10pt"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roid Sans Mono" style:font-name-asian="WenQuanYi Micro Hei" style:font-name-complex="Lohit Hindi2"/>
    </style:style>
    <style:style style:name="Strong_20_Emphasis" style:display-name="Strong Emphasis" style:family="text">
      <style:text-properties fo:font-weight="bold" style:font-weight-asian="bold" style:font-weight-complex="bold"/>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 </meta:initial-creator>
    <meta:creation-date>2015-08-24T16:01:10</meta:creation-date>
    <dc:date>2015-08-25T14:29:20</dc:date>
    <dc:creator>Ger </dc:creator>
    <meta:editing-duration>PT4H11M54S</meta:editing-duration>
    <meta:editing-cycles>20</meta:editing-cycles>
    <meta:generator>LibreOffice/3.5$Linux_x86 LibreOffice_project/350m1$Build-2</meta:generator>
    <meta:document-statistic meta:table-count="2" meta:image-count="0" meta:object-count="0" meta:page-count="11" meta:paragraph-count="206" meta:word-count="4809" meta:character-count="29600" meta:non-whitespace-character-count="25014"/>
  </office:meta>
</office:document-meta>
</file>